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e7a" officeooo:paragraph-rsid="0016de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volumes :-</text:p>
      <text:p text:style-name="P1"/>
      <text:p text:style-name="P1"/>
      <text:p text:style-name="P1">docker volume ls</text:p>
      <text:p text:style-name="P1">docker volume inspect &lt;volume name&gt;</text:p>
      <text:p text:style-name="P1">docker volume rm &lt;volume name&gt;</text:p>
      <text:p text:style-name="P1">docker volume prune <text:s/>-&gt; to delete all volu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23:33:53.968606545</meta:creation-date>
    <dc:date>2022-12-27T00:06:13.589110646</dc:date>
    <meta:editing-duration>PT22M9S</meta:editing-duration>
    <meta:editing-cycles>1</meta:editing-cycles>
    <meta:document-statistic meta:table-count="0" meta:image-count="0" meta:object-count="0" meta:page-count="1" meta:paragraph-count="5" meta:word-count="24" meta:character-count="142" meta:non-whitespace-character-count="122"/>
    <meta:generator>LibreOffice/6.4.7.2$Linux_X86_64 LibreOffice_project/40$Build-2</meta:generator>
  </office:meta>
</office:document-meta>
</file>